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Text_20_body">
      <style:paragraph-properties fo:text-align="center" style:justify-single-word="false"/>
      <style:text-properties style:font-name="Calibri"/>
    </style:style>
    <style:style style:name="P6" style:family="paragraph" style:parent-style-name="Text_20_body">
      <style:paragraph-properties fo:text-align="center" style:justify-single-word="false"/>
      <style:text-properties style:font-name="Calibri" fo:font-size="26pt" officeooo:rsid="001d9f81" officeooo:paragraph-rsid="001d9f81" style:font-size-asian="26pt" style:font-size-complex="26pt"/>
    </style:style>
    <style:style style:name="P7" style:family="paragraph" style:parent-style-name="Text_20_body">
      <style:paragraph-properties fo:text-align="center" style:justify-single-word="false"/>
      <style:text-properties style:font-name="Calibri" fo:font-size="16pt" fo:font-style="italic" officeooo:rsid="001f0a91" officeooo:paragraph-rsid="001f0a91" style:font-size-asian="14pt" style:font-style-asian="italic" style:font-size-complex="16pt" style:font-style-complex="italic"/>
    </style:style>
    <style:style style:name="P8" style:family="paragraph" style:parent-style-name="Text_20_body" style:list-style-name="L1">
      <style:paragraph-properties fo:break-before="page"/>
      <style:text-properties style:font-name="Calibri" fo:font-size="16pt" style:font-size-asian="16pt" style:font-size-complex="16pt"/>
    </style:style>
    <style:style style:name="P9" style:family="paragraph" style:parent-style-name="Text_20_body" style:list-style-name="L1">
      <style:text-properties style:font-name="Calibri" fo:font-size="16pt" officeooo:paragraph-rsid="00223262" style:font-size-asian="16pt" style:font-size-complex="16pt"/>
    </style:style>
    <style:style style:name="P10" style:family="paragraph" style:parent-style-name="Text_20_body" style:list-style-name="L1">
      <style:paragraph-properties fo:margin-top="0in" fo:margin-bottom="0in" style:contextual-spacing="false"/>
      <style:text-properties style:font-name="Calibri" officeooo:paragraph-rsid="001bfa71"/>
    </style:style>
    <style:style style:name="P11" style:family="paragraph" style:parent-style-name="Text_20_body" style:list-style-name="L1">
      <style:paragraph-properties fo:margin-top="0in" fo:margin-bottom="0in" style:contextual-spacing="false"/>
      <style:text-properties style:font-name="Calibri"/>
    </style:style>
    <style:style style:name="P12" style:family="paragraph" style:parent-style-name="Text_20_body" style:list-style-name="L1">
      <style:paragraph-properties fo:margin-top="0in" fo:margin-bottom="0in" style:contextual-spacing="false" fo:break-before="page"/>
      <style:text-properties style:font-name="Calibri"/>
    </style:style>
    <style:style style:name="P13" style:family="paragraph" style:parent-style-name="Text_20_body" style:list-style-name="L1">
      <style:text-properties style:font-name="Calibri"/>
    </style:style>
    <style:style style:name="P14" style:family="paragraph" style:parent-style-name="Text_20_body" style:list-style-name="L1">
      <style:text-properties style:font-name="Calibri" officeooo:paragraph-rsid="001912cf"/>
    </style:style>
    <style:style style:name="P15" style:family="paragraph" style:parent-style-name="Text_20_body" style:list-style-name="L2">
      <style:text-properties style:font-name="Calibri"/>
    </style:style>
    <style:style style:name="P16" style:family="paragraph" style:parent-style-name="Text_20_body">
      <style:text-properties style:font-name="Calibri"/>
    </style:style>
    <style:style style:name="P17" style:family="paragraph" style:parent-style-name="Text_20_body">
      <style:paragraph-properties fo:margin-top="0in" fo:margin-bottom="0in" style:contextual-spacing="false" fo:break-before="page"/>
      <style:text-properties style:font-name="Calibri"/>
    </style:style>
    <style:style style:name="P18" style:family="paragraph" style:parent-style-name="Text_20_body">
      <style:paragraph-properties fo:margin-top="0in" fo:margin-bottom="0in" style:contextual-spacing="false"/>
      <style:text-properties style:font-name="Calibri"/>
    </style:style>
    <style:style style:name="P19" style:family="paragraph" style:parent-style-name="Text_20_body" style:list-style-name="List_20_1">
      <style:text-properties style:font-name="Calibri"/>
    </style:style>
    <style:style style:name="P20" style:family="paragraph" style:parent-style-name="Text_20_body" style:list-style-name="List_20_1">
      <style:paragraph-properties fo:margin-top="0in" fo:margin-bottom="0in" style:contextual-spacing="false"/>
      <style:text-properties officeooo:paragraph-rsid="00223262"/>
    </style:style>
    <style:style style:name="P21" style:family="paragraph" style:parent-style-name="Text_20_body" style:list-style-name="List_20_1"/>
    <style:style style:name="T1" style:family="text">
      <style:text-properties officeooo:rsid="001bfa71"/>
    </style:style>
    <style:style style:name="T2" style:family="text">
      <style:text-properties officeooo:rsid="001f0a91"/>
    </style:style>
    <style:style style:name="T3" style:family="text">
      <style:text-properties officeooo:rsid="00223262"/>
    </style:style>
    <style:style style:name="T4" style:family="text">
      <style:text-properties style:font-name="Calibri"/>
    </style:style>
    <style:style style:name="T5" style:family="text">
      <style:text-properties style:font-name="Calibri" officeooo:rsid="00223262"/>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6"><text:s/>EPRST Simulations <text:span text:style-name="T2">in R</text:span></text:p>
      <text:p text:style-name="P7">Abdelrahman Abdelrahman</text:p>
      <text:p text:style-name="P6"/>
      <text:list xml:id="list1430225448" text:style-name="L1">
        <text:list-item>
          <text:p text:style-name="P8">Conditional Probability:</text:p>
          <text:p text:style-name="P10"><text:span text:style-name="T1">Overview:</text:span></text:p>
          <text:list>
            <text:list-item>
              <text:p text:style-name="P10"><text:span text:style-name="T1">D</text:span>emonstrates the simulation and calculation of conditional probabilities by rolling two dice. It showcases the difference between fair and unfair dice rolls and the impact of different probability distributions on the resulting probabilities.</text:p>
            </text:list-item>
          </text:list>
          <text:p text:style-name="P11"/>
        </text:list-item>
      </text:list>
      <text:list text:style-name="L2">
        <text:list-item>
          <text:p text:style-name="P4"><text:span text:style-name="Source_20_Text"><text:span text:style-name="T4">roll_die()</text:span></text:span><text:span text:style-name="T4"> is a function that simulates rolling a fair six-sided die. It randomly selects a number from 1 to 6 with equal probability.</text:span></text:p>
        </text:list-item>
        <text:list-item>
          <text:p text:style-name="P4"><text:span text:style-name="Source_20_Text"><text:span text:style-name="T4">roll_unfair_die()</text:span></text:span><text:span text:style-name="T4"> is a function that simulates rolling an unfair six-sided die. It assigns different probabilities to each outcome: 1, 3, and 5 have a probability of 1/6, while 2, 4, and 6 have a probability of 1/4.</text:span></text:p>
        </text:list-item>
        <text:list-item>
          <text:p text:style-name="P4"><text:span text:style-name="Source_20_Text"><text:span text:style-name="T4">simulate_fair_conditional_probability()</text:span></text:span><text:span text:style-name="T4"> is a function that performs the simulation for the fair case. It rolls two fair dice for a specified number of trials and counts the occurrences where both dice show even numbers. It calculates the conditional probability by dividing the count of successful trials by the total number of trials.</text:span></text:p>
        </text:list-item>
        <text:list-item>
          <text:p text:style-name="P4"><text:span text:style-name="Source_20_Text"><text:span text:style-name="T4">simulate_unfair_conditional_probability()</text:span></text:span><text:span text:style-name="T4"> is a function that performs the simulation for the unfair case. It follows the same logic as the fair case but rolls two unfair dice with the biased probability distribution defined in </text:span><text:span text:style-name="Source_20_Text"><text:span text:style-name="T4">roll_unfair_die()</text:span></text:span><text:span text:style-name="T4">.</text:span></text:p>
        </text:list-item>
        <text:list-item>
          <text:p text:style-name="P15">The code then simulates the conditional probability for both the fair and unfair cases using 100,000 trials.</text:p>
        </text:list-item>
        <text:list-item>
          <text:p text:style-name="P15">Finally, the results are printed to the console, displaying the simulated fair conditional probability and the simulated unfair conditional probability.</text:p>
        </text:list-item>
      </text:list>
      <text:p text:style-name="P16"/>
      <text:list xml:id="list64647685079988" text:continue-list="list1430225448" text:style-name="L1">
        <text:list-item>
          <text:list>
            <text:list-header>
              <text:p text:style-name="P11"/>
            </text:list-header>
          </text:list>
        </text:list-item>
      </text:list>
      <text:p text:style-name="P17"/>
      <text:list xml:id="list64647403134873" text:continue-numbering="true" text:style-name="L1">
        <text:list-item>
          <text:p text:style-name="P9">Law of Total Probability:</text:p>
        </text:list-item>
      </text:list>
      <text:list xml:id="list2790121896" text:style-name="List_20_1">
        <text:list-item>
          <text:p text:style-name="P20"><text:span text:style-name="Source_20_Text"><text:span text:style-name="T5"><text:tab/>Overview: Illustrates the Law of Total Probability by simulating the flipping of a biased coin. It <text:tab/>shows how to calculate the probabilities of different events by considering the total number of <text:tab/>trials and the occurrences of each event.</text:span></text:span></text:p>
        </text:list-item>
        <text:list-item>
          <text:p text:style-name="P20"><text:span text:style-name="Source_20_Text"><text:span text:style-name="T5"><text:tab/>- <text:s/></text:span></text:span><text:span text:style-name="Source_20_Text"><text:span text:style-name="T4">flip_coin(p)</text:span></text:span><text:span text:style-name="T4"> is a function that simulates flipping a biased coin. It takes a probability </text:span><text:span text:style-name="Source_20_Text"><text:span text:style-name="T4">p</text:span></text:span><text:span text:style-name="T4"> as an input and returns either "H" for head or "T" for tail based on the outcome of the coin flip. The probability of getting a head is determined by the input </text:span><text:span text:style-name="Source_20_Text"><text:span text:style-name="T4">p</text:span></text:span><text:span text:style-name="T4">.</text:span></text:p>
        </text:list-item>
        <text:list-item>
          <text:p text:style-name="P21"><text:span text:style-name="Source_20_Text"><text:span text:style-name="T4">simulate_total_probability(num_trials, p)</text:span></text:span><text:span text:style-name="T4"> is a function that performs the simulation for the Law of Total Probability. It flips the biased coin for a specified number of trials and counts the occurrences of two events: Event 1 (getting a head) and Event 2 (getting a tail). It calculates the probabilities of each event by dividing the count of successful trials by the total number of trials.</text:span></text:p>
        </text:list-item>
        <text:list-item>
          <text:p text:style-name="P19">The code then simulates the Law of Total Probability using 100,000 trials and a bias of 0.6.</text:p>
        </text:list-item>
        <text:list-item>
          <text:p text:style-name="P19">Finally, the results are printed to the console, displaying the simulated probabilities of Event 1 and Event 2.</text:p>
        </text:list-item>
      </text:list>
      <text:p text:style-name="P16">In summary, this code illustrates the Law of Total Probability by simulating the flipping of a biased coin. It shows how to calculate the probabilities of different events by considering the total number of trials and the occurrences of each event.</text:p>
      <text:list xml:id="list64646908158132" text:continue-list="list64647403134873" text:style-name="L1">
        <text:list-item>
          <text:list>
            <text:list-item>
              <text:p text:style-name="P11"/>
              <text:p text:style-name="P11"/>
            </text:list-item>
          </text:list>
        </text:list-item>
        <text:list-item>
          <text:p text:style-name="P13">PDF (Probability Density Function):</text:p>
          <text:list>
            <text:list-item>
              <text:p text:style-name="P3"><text:span text:style-name="T4">The code generates a Probability Density Function (PDF) plot for a given distribution. It uses the </text:span><text:span text:style-name="Source_20_Text"><text:span text:style-name="T4">density()</text:span></text:span><text:span text:style-name="T4"> function to estimate the density and the </text:span><text:span text:style-name="Source_20_Text"><text:span text:style-name="T4">plot()</text:span></text:span><text:span text:style-name="T4"> function to visualize the PDF.</text:span></text:p>
              <text:p text:style-name="P11"/>
            </text:list-item>
          </text:list>
        </text:list-item>
        <text:list-item>
          <text:p text:style-name="P13">PMF (Probability Mass Function):</text:p>
          <text:list>
            <text:list-item>
              <text:p text:style-name="P3"><text:span text:style-name="T4">The code generates a Probability Mass Function (PMF) plot for a given distribution. It uses the </text:span><text:span text:style-name="Source_20_Text"><text:span text:style-name="T4">table()</text:span></text:span><text:span text:style-name="T4"> function to compute the frequencies and the </text:span><text:span text:style-name="Source_20_Text"><text:span text:style-name="T4">barplot()</text:span></text:span><text:span text:style-name="T4"> function to visualize the PMF.</text:span></text:p>
              <text:p text:style-name="P11"/>
            </text:list-item>
          </text:list>
        </text:list-item>
        <text:list-item>
          <text:p text:style-name="P14">CDF (Cumulative Distribution Function):</text:p>
          <text:list>
            <text:list-item>
              <text:p text:style-name="P3"><text:span text:style-name="T4">The code generates a Cumulative Distribution Function (CDF) plot for a given distribution. It uses the </text:span><text:span text:style-name="Source_20_Text"><text:span text:style-name="T4">ecdf()</text:span></text:span><text:span text:style-name="T4"> function to compute the empirical cumulative distribution and the </text:span><text:span text:style-name="Source_20_Text"><text:span text:style-name="T4">plot()</text:span></text:span><text:span text:style-name="T4"> function to visualize the CDF.</text:span></text:p>
              <text:p text:style-name="P11"/>
            </text:list-item>
          </text:list>
        </text:list-item>
        <text:list-item>
          <text:p text:style-name="P13">Binomial Distribution:</text:p>
          <text:list>
            <text:list-item>
              <text:p text:style-name="P3"><text:soft-page-break/><text:span text:style-name="T4">The code generates a Binomial Distribution plot using the </text:span><text:span text:style-name="Source_20_Text"><text:span text:style-name="T4">dbinom()</text:span></text:span><text:span text:style-name="T4"> function to calculate the probabilities and the </text:span><text:span text:style-name="Source_20_Text"><text:span text:style-name="T4">barplot()</text:span></text:span><text:span text:style-name="T4"> function to visualize the distribution.</text:span></text:p>
              <text:p text:style-name="P11"/>
            </text:list-item>
          </text:list>
        </text:list-item>
        <text:list-item>
          <text:p text:style-name="P13">Geometric Distribution:</text:p>
          <text:list>
            <text:list-item>
              <text:p text:style-name="P3"><text:span text:style-name="T4">The code generates a Geometric Distribution plot using the </text:span><text:span text:style-name="Source_20_Text"><text:span text:style-name="T4">dgeom()</text:span></text:span><text:span text:style-name="T4"> function to calculate the probabilities and the </text:span><text:span text:style-name="Source_20_Text"><text:span text:style-name="T4">barplot()</text:span></text:span><text:span text:style-name="T4"> function to visualize the distribution.</text:span></text:p>
            </text:list-item>
          </text:list>
        </text:list-item>
      </text:list>
      <text:p text:style-name="P18"/>
      <text:p text:style-name="P18"/>
      <text:p text:style-name="P18"/>
      <text:list xml:id="list64645986536258" text:continue-numbering="true" text:style-name="L1">
        <text:list-item>
          <text:p text:style-name="P13">Poisson Distribution:</text:p>
          <text:list>
            <text:list-item>
              <text:p text:style-name="P3"><text:span text:style-name="T4">The code generates a Poisson Distribution plot using the </text:span><text:span text:style-name="Source_20_Text"><text:span text:style-name="T4">dpois()</text:span></text:span><text:span text:style-name="T4"> function to calculate the probabilities and the </text:span><text:span text:style-name="Source_20_Text"><text:span text:style-name="T4">barplot()</text:span></text:span><text:span text:style-name="T4"> function to visualize the distribution.</text:span></text:p>
              <text:p text:style-name="P11"/>
            </text:list-item>
          </text:list>
        </text:list-item>
        <text:list-item>
          <text:p text:style-name="P13">Exponential Distribution:</text:p>
          <text:list>
            <text:list-item>
              <text:p text:style-name="P3"><text:span text:style-name="T4">The code generates an Exponential Distribution plot using the </text:span><text:span text:style-name="Source_20_Text"><text:span text:style-name="T4">dexp()</text:span></text:span><text:span text:style-name="T4"> function to calculate the probabilities and the </text:span><text:span text:style-name="Source_20_Text"><text:span text:style-name="T4">hist()</text:span></text:span><text:span text:style-name="T4"> function to visualize the distribution.</text:span></text:p>
              <text:p text:style-name="P11"/>
            </text:list-item>
          </text:list>
        </text:list-item>
        <text:list-item>
          <text:p text:style-name="P13">Standard Normal Distribution:</text:p>
          <text:list>
            <text:list-item>
              <text:p text:style-name="P3"><text:span text:style-name="T4">The code generates a Standard Normal Distribution plot using the </text:span><text:span text:style-name="Source_20_Text"><text:span text:style-name="T4">dnorm()</text:span></text:span><text:span text:style-name="T4"> function to calculate the probabilities and the </text:span><text:span text:style-name="Source_20_Text"><text:span text:style-name="T4">curve()</text:span></text:span><text:span text:style-name="T4"> function to visualize the distribution.</text:span></text:p>
              <text:p text:style-name="P11"/>
            </text:list-item>
          </text:list>
        </text:list-item>
        <text:list-item>
          <text:p text:style-name="P13">Normal/Gaussian Distribution:</text:p>
          <text:list>
            <text:list-item>
              <text:p text:style-name="P3"><text:span text:style-name="T4">The code generates a Normal/Gaussian Distribution plot using the </text:span><text:span text:style-name="Source_20_Text"><text:span text:style-name="T4">dnorm()</text:span></text:span><text:span text:style-name="T4"> function to calculate the probabilities and the </text:span><text:span text:style-name="Source_20_Text"><text:span text:style-name="T4">curve()</text:span></text:span><text:span text:style-name="T4"> function to visualize the distribution. It allows customization of mean and standard deviation.</text:span></text:p>
              <text:p text:style-name="P11"/>
            </text:list-item>
          </text:list>
        </text:list-item>
        <text:list-item>
          <text:p text:style-name="P13">Expected Value:</text:p>
          <text:list>
            <text:list-item>
              <text:p text:style-name="P3"><text:span text:style-name="T4">The code calculates the expected value (mean) of a given dataset using the </text:span><text:span text:style-name="Source_20_Text"><text:span text:style-name="T4">mean()</text:span></text:span><text:span text:style-name="T4"> function.</text:span></text:p>
              <text:p text:style-name="P11"/>
            </text:list-item>
          </text:list>
        </text:list-item>
        <text:list-item>
          <text:p text:style-name="P13">Variance:</text:p>
          <text:list>
            <text:list-item>
              <text:p text:style-name="P3"><text:span text:style-name="T4">The code calculates the variance of a given dataset using the </text:span><text:span text:style-name="Source_20_Text"><text:span text:style-name="T4">var()</text:span></text:span><text:span text:style-name="T4"> function.</text:span></text:p>
              <text:p text:style-name="P11"/>
            </text:list-item>
          </text:list>
        </text:list-item>
        <text:list-item>
          <text:p text:style-name="P13">CoVariance:</text:p>
          <text:list>
            <text:list-item>
              <text:p text:style-name="P3"><text:span text:style-name="T4">The code calculates the covariance between two variables in a dataset using the </text:span><text:span text:style-name="Source_20_Text"><text:span text:style-name="T4">cov()</text:span></text:span><text:span text:style-name="T4"> function.</text:span></text:p>
              <text:p text:style-name="P11"/>
            </text:list-item>
          </text:list>
        </text:list-item>
        <text:list-item>
          <text:p text:style-name="P13"><text:soft-page-break/>Median:</text:p>
          <text:list>
            <text:list-item>
              <text:p text:style-name="P3"><text:span text:style-name="T4">The code calculates the median of a given dataset using the </text:span><text:span text:style-name="Source_20_Text"><text:span text:style-name="T4">median()</text:span></text:span><text:span text:style-name="T4"> function.</text:span></text:p>
              <text:p text:style-name="P11"/>
            </text:list-item>
          </text:list>
        </text:list-item>
        <text:list-item>
          <text:p text:style-name="P13">Joint Density:</text:p>
          <text:list>
            <text:list-item>
              <text:p text:style-name="P3"><text:span text:style-name="T4">The code generates a joint density plot using the </text:span><text:span text:style-name="Source_20_Text"><text:span text:style-name="T4">hist2d()</text:span></text:span><text:span text:style-name="T4"> function from the </text:span><text:span text:style-name="Source_20_Text"><text:span text:style-name="T4">hexbin</text:span></text:span><text:span text:style-name="T4"> package. It visualizes the joint distribution of two variables.</text:span></text:p>
              <text:p text:style-name="P11"/>
            </text:list-item>
          </text:list>
        </text:list-item>
        <text:list-item>
          <text:p text:style-name="P13">Marginal Distribution:</text:p>
          <text:list>
            <text:list-item>
              <text:p text:style-name="P3"><text:span text:style-name="T4">The code generates marginal distribution plots using the </text:span><text:span text:style-name="Source_20_Text"><text:span text:style-name="T4">hist()</text:span></text:span><text:span text:style-name="T4"> function to visualize the distribution of each variable individually.</text:span></text:p>
              <text:p text:style-name="P11"/>
            </text:list-item>
          </text:list>
        </text:list-item>
        <text:list-item>
          <text:p text:style-name="P13">Correlation Coefficient:</text:p>
          <text:list>
            <text:list-item>
              <text:p text:style-name="P3"><text:span text:style-name="T4">The code calculates the correlation coefficient between two variables in a dataset using the </text:span><text:span text:style-name="Source_20_Text"><text:span text:style-name="T4">cor()</text:span></text:span><text:span text:style-name="T4"> function.</text:span></text:p>
              <text:p text:style-name="P11"/>
            </text:list-item>
          </text:list>
        </text:list-item>
        <text:list-item>
          <text:p text:style-name="P13">CoVariance Matrix:</text:p>
          <text:list>
            <text:list-item>
              <text:p text:style-name="P3"><text:span text:style-name="T4">The code calculates the covariance matrix for a dataset using the </text:span><text:span text:style-name="Source_20_Text"><text:span text:style-name="T4">cov()</text:span></text:span><text:span text:style-name="T4"> function.</text:span></text:p>
              <text:p text:style-name="P11"/>
            </text:list-item>
          </text:list>
        </text:list-item>
        <text:list-item>
          <text:p text:style-name="P14">BiVariate Normal Distribution:</text:p>
          <text:list>
            <text:list-item>
              <text:p text:style-name="P3"><text:span text:style-name="T4">The code generates a bivariate normal distribution plot using the </text:span><text:span text:style-name="Source_20_Text"><text:span text:style-name="T4">kde2d()</text:span></text:span><text:span text:style-name="T4"> function to estimate the density and the </text:span><text:span text:style-name="Source_20_Text"><text:span text:style-name="T4">contour()</text:span></text:span><text:span text:style-name="T4"> function to visualize the distribution.</text:span></text:p>
              <text:p text:style-name="P11"/>
            </text:list-item>
          </text:list>
        </text:list-item>
        <text:list-item>
          <text:p text:style-name="P13">Convolution:</text:p>
          <text:list>
            <text:list-item>
              <text:p text:style-name="P3"><text:span text:style-name="T4">The code performs convolution of two given functions using the </text:span><text:span text:style-name="Source_20_Text"><text:span text:style-name="T4">convolve()</text:span></text:span><text:span text:style-name="T4"> function and visualizes the resulting convolution using the </text:span><text:span text:style-name="Source_20_Text"><text:span text:style-name="T4">plot()</text:span></text:span><text:span text:style-name="T4"> function.</text:span></text:p>
              <text:p text:style-name="P12"/>
            </text:list-item>
          </text:list>
        </text:list-item>
        <text:list-item>
          <text:p text:style-name="P13">Central Limit Theorem:</text:p>
          <text:list>
            <text:list-item>
              <text:p text:style-name="P2"><text:span text:style-name="T4">The code demonstrates the Central Limit Theorem by simulating the sum of random variables and plotting the resulting distribution. It uses the </text:span><text:span text:style-name="Source_20_Text"><text:span text:style-name="T4">rnorm()</text:span></text:span><text:span text:style-name="T4"> function to generate random variables and the </text:span><text:span text:style-name="Source_20_Text"><text:span text:style-name="T4">hist()</text:span></text:span><text:span text:style-name="T4"> function to visualize the distribution.</text:span></text:p>
            </text:list-item>
          </text:list>
        </text:list-item>
      </text:list>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6T06:33:40.550000000</meta:creation-date>
    <dc:date>2023-06-26T06:46:45.521000000</dc:date>
    <meta:editing-duration>PT13M3S</meta:editing-duration>
    <meta:editing-cycles>10</meta:editing-cycles>
    <meta:generator>LibreOffice/7.5.3.2$Windows_X86_64 LibreOffice_project/9f56dff12ba03b9acd7730a5a481eea045e468f3</meta:generator>
    <meta:document-statistic meta:table-count="0" meta:image-count="0" meta:object-count="0" meta:page-count="6" meta:paragraph-count="79" meta:word-count="1021" meta:character-count="6424" meta:non-whitespace-character-count="5530"/>
  </office:meta>
</office:document-meta>
</file>